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6e6e6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9pt" style:font-size-asian="9pt" style:font-size-complex="9pt"/>
    </style:style>
    <style:style style:name="P7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3.81cm" svg:height="3.81cm" svg:x="2.27cm" svg:y="2.905cm">
          <text:p text:style-name="P1"><text:span text:style-name="T1">Application are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3.81cm" svg:height="0.635cm" svg:x="2.27cm" svg:y="6.715cm">
          <text:p text:style-name="P1"><text:span text:style-name="T1">Control are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3.81cm" svg:height="0.635cm" svg:x="2.27cm" svg:y="2.27cm">
          <text:p text:style-name="P1"><text:span text:style-name="T1">Status are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2.178cm" svg:height="0.725cm" svg:x="6.442cm" svg:y="6.715cm">
          <draw:text-box>
            <text:p text:style-name="P4"><text:span text:style-name="T1">20 pixels</text:span></text:p>
          </draw:text-box>
        </draw:frame>
        <draw:frame draw:style-name="gr4" draw:text-style-name="P5" draw:layer="layout" svg:width="2.415cm" svg:height="0.725cm" svg:x="6.442cm" svg:y="4.175cm">
          <draw:text-box>
            <text:p text:style-name="P4"><text:span text:style-name="T1">180 pixels</text:span></text:p>
          </draw:text-box>
        </draw:frame>
        <draw:frame draw:style-name="gr4" draw:text-style-name="P5" draw:layer="layout" svg:width="2.178cm" svg:height="0.725cm" svg:x="6.442cm" svg:y="2.27cm">
          <draw:text-box>
            <text:p text:style-name="P4"><text:span text:style-name="T1">20 pixels</text:span></text:p>
          </draw:text-box>
        </draw:frame>
        <draw:custom-shape draw:style-name="gr1" draw:text-style-name="P2" draw:layer="layout" svg:width="1.905cm" svg:height="0.635cm" svg:x="2.27cm" svg:y="8.62cm">
          <text:p text:style-name="P1"><text:span text:style-name="T1">Ca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2.54cm" svg:height="0.635cm" svg:x="4.175cm" svg:y="8.62cm">
          <text:p text:style-name="P1"><text:span text:style-name="T1">Indic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0.976cm" svg:height="0.725cm" svg:x="2.564cm" svg:y="9.8cm">
          <draw:text-box>
            <text:p text:style-name="P4"><text:span text:style-name="T1">76</text:span></text:p>
          </draw:text-box>
        </draw:frame>
        <draw:frame draw:style-name="gr4" draw:text-style-name="P5" draw:layer="layout" svg:width="5.976cm" svg:height="0.725cm" svg:x="4.278cm" svg:y="9.8cm">
          <draw:text-box>
            <text:p text:style-name="P4"><text:span text:style-name="T1">76 (indicators) + 24 (bat+net)</text:span></text:p>
          </draw:text-box>
        </draw:frame>
        <draw:frame draw:style-name="gr4" draw:text-style-name="P5" draw:layer="layout" svg:width="4.731cm" svg:height="0.725cm" svg:x="7.077cm" svg:y="8.53cm">
          <draw:text-box>
            <text:p text:style-name="P4"><text:span text:style-name="T1">Status area - 20 pixels</text:span></text:p>
          </draw:text-box>
        </draw:frame>
        <draw:frame draw:style-name="gr4" draw:text-style-name="P5" draw:layer="layout" svg:width="2.415cm" svg:height="0.725cm" svg:x="2.905cm" svg:y="1.545cm">
          <draw:text-box>
            <text:p text:style-name="P4"><text:span text:style-name="T1">176 pixels</text:span></text:p>
          </draw:text-box>
        </draw:frame>
        <draw:custom-shape draw:style-name="gr5" draw:text-style-name="P6" draw:layer="layout" svg:width="3.81cm" svg:height="3.81cm" svg:x="2.27cm" svg:y="14.97cm">
          <text:p text:style-name="P3"><text:span text:style-name="T2">Quick search in contac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7" draw:layer="layout" svg:width="3.81cm" svg:height="0.635cm" svg:x="2.27cm" svg:y="18.78cm">
          <text:p text:style-name="P4"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layer="layout" svg:width="1.336cm" svg:height="0.607cm" svg:x="2.27cm" svg:y="13.065cm">
          <draw:text-box>
            <text:p text:style-name="P4">Dialer</text:p>
          </draw:text-box>
        </draw:frame>
        <draw:rect draw:style-name="gr6" draw:text-style-name="P7" draw:layer="layout" svg:width="3.81cm" svg:height="0.635cm" svg:x="2.27cm" svg:y="15.605cm">
          <text:p text:style-name="P7">Number to dial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creation-date>2008-02-11T01:40:45</meta:creation-date>
    <dc:creator>Vladimir</dc:creator>
    <dc:date>2008-04-02T22:52:12</dc:date>
    <meta:editing-cycles>3</meta:editing-cycles>
    <meta:editing-duration>PT50M2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